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fo:font-size="12pt" fo:font-weight="bold" officeooo:rsid="00264b11" officeooo:paragraph-rsid="00264b11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URW Chancery L" fo:font-size="12pt" fo:font-weight="bold" officeooo:rsid="00287bd1" officeooo:paragraph-rsid="00287bd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URW Chancery L" fo:font-size="12pt" officeooo:rsid="0018939a" officeooo:paragraph-rsid="0018939a" style:font-size-asian="12pt" style:font-size-complex="12pt"/>
    </style:style>
    <style:style style:name="P4" style:family="paragraph" style:parent-style-name="Standard">
      <style:text-properties style:font-name="URW Chancery L" fo:font-size="12pt" officeooo:rsid="00264b11" officeooo:paragraph-rsid="00264b11" style:font-size-asian="12pt" style:font-size-complex="12pt"/>
    </style:style>
    <style:style style:name="P5" style:family="paragraph" style:parent-style-name="Standard">
      <style:text-properties style:font-name="URW Chancery L" fo:font-size="12pt" officeooo:rsid="00287bd1" officeooo:paragraph-rsid="002c68f9" style:font-size-asian="12pt" style:font-size-complex="12pt"/>
    </style:style>
    <style:style style:name="P6" style:family="paragraph" style:parent-style-name="Standard">
      <style:text-properties style:font-name="URW Chancery L" fo:font-size="12pt" officeooo:rsid="002dae36" officeooo:paragraph-rsid="002dae36" style:font-size-asian="12pt" style:font-size-complex="12pt"/>
    </style:style>
    <style:style style:name="P7" style:family="paragraph" style:parent-style-name="Standard">
      <style:text-properties style:font-name="URW Chancery L" fo:font-size="12pt" officeooo:rsid="00368567" officeooo:paragraph-rsid="002dae36" style:font-size-asian="12pt" style:font-size-complex="12pt"/>
    </style:style>
    <style:style style:name="P8" style:family="paragraph" style:parent-style-name="Standard">
      <style:text-properties style:font-name="URW Chancery L" fo:font-size="12pt" officeooo:rsid="00368567" officeooo:paragraph-rsid="00368567" style:font-size-asian="12pt" style:font-size-complex="12pt"/>
    </style:style>
    <style:style style:name="P9" style:family="paragraph" style:parent-style-name="Standard">
      <style:text-properties style:font-name="URW Chancery L" fo:font-size="12pt" officeooo:rsid="0040d1d1" officeooo:paragraph-rsid="00264b11" style:font-size-asian="12pt" style:font-size-complex="12pt"/>
    </style:style>
    <style:style style:name="P10" style:family="paragraph" style:parent-style-name="Standard">
      <style:text-properties fo:font-size="12pt" officeooo:paragraph-rsid="00264b11" style:font-size-asian="12pt" style:font-size-complex="12pt"/>
    </style:style>
    <style:style style:name="P11" style:family="paragraph" style:parent-style-name="Standard">
      <style:text-properties fo:font-size="12pt" officeooo:rsid="00264b11" officeooo:paragraph-rsid="003835f9" style:font-size-asian="12pt" style:font-size-complex="12pt"/>
    </style:style>
    <style:style style:name="P12" style:family="paragraph" style:parent-style-name="Standard">
      <style:text-properties fo:font-size="12pt" officeooo:rsid="003967ef" officeooo:paragraph-rsid="003967ef" style:font-size-asian="12pt" style:font-size-complex="12pt"/>
    </style:style>
    <style:style style:name="P13" style:family="paragraph" style:parent-style-name="Standard">
      <style:text-properties fo:font-size="12pt" officeooo:rsid="003967ef" officeooo:paragraph-rsid="0039c11e" style:font-size-asian="12pt" style:font-size-complex="12pt"/>
    </style:style>
    <style:style style:name="P14" style:family="paragraph" style:parent-style-name="Standard">
      <style:text-properties fo:font-size="12pt" officeooo:rsid="002c68f9" officeooo:paragraph-rsid="002c68f9" style:font-size-asian="12pt" style:font-size-complex="12pt"/>
    </style:style>
    <style:style style:name="P15" style:family="paragraph" style:parent-style-name="Standard">
      <style:text-properties fo:font-size="12pt" officeooo:rsid="002dae36" officeooo:paragraph-rsid="002dae36" style:font-size-asian="12pt" style:font-size-complex="12pt"/>
    </style:style>
    <style:style style:name="P16" style:family="paragraph" style:parent-style-name="Standard">
      <style:text-properties fo:font-size="12pt" officeooo:paragraph-rsid="00368567" style:font-size-asian="12pt" style:font-size-complex="12pt"/>
    </style:style>
    <style:style style:name="P17" style:family="paragraph" style:parent-style-name="Standard">
      <style:text-properties fo:font-size="12pt" officeooo:paragraph-rsid="0048097c" style:font-size-asian="12pt" style:font-size-complex="12pt"/>
    </style:style>
    <style:style style:name="P18" style:family="paragraph" style:parent-style-name="Standard">
      <style:text-properties style:font-name="URW Chancery L" fo:font-size="12pt" officeooo:rsid="004d00a7" officeooo:paragraph-rsid="004d00a7" style:font-size-asian="12pt" style:font-size-complex="12pt"/>
    </style:style>
    <style:style style:name="P19" style:family="paragraph" style:parent-style-name="Standard" style:list-style-name="L1">
      <style:text-properties style:font-name="URW Chancery L" fo:font-size="12pt" officeooo:rsid="004d00a7" officeooo:paragraph-rsid="004d00a7" style:font-size-asian="12pt" style:font-size-complex="12pt"/>
    </style:style>
    <style:style style:name="P20" style:family="paragraph" style:parent-style-name="Standard">
      <style:text-properties style:font-name="URW Chancery L" fo:font-size="12pt" officeooo:rsid="00368567" officeooo:paragraph-rsid="004ee18f" style:font-size-asian="12pt" style:font-size-complex="12pt"/>
    </style:style>
    <style:style style:name="P21" style:family="paragraph" style:parent-style-name="Standard">
      <style:text-properties fo:font-size="12pt" officeooo:rsid="002c68f9" officeooo:paragraph-rsid="002c68f9" style:font-size-asian="12pt" style:font-size-complex="12pt"/>
    </style:style>
    <style:style style:name="P22" style:family="paragraph" style:parent-style-name="Standard">
      <style:text-properties fo:font-size="12pt" officeooo:paragraph-rsid="004f56bb" style:font-size-asian="12pt" style:font-size-complex="12pt"/>
    </style:style>
    <style:style style:name="P23" style:family="paragraph" style:parent-style-name="Standard">
      <style:text-properties officeooo:paragraph-rsid="0048097c"/>
    </style:style>
    <style:style style:name="T1" style:family="text">
      <style:text-properties style:font-name="URW Chancery L"/>
    </style:style>
    <style:style style:name="T2" style:family="text">
      <style:text-properties style:font-name="URW Chancery L" officeooo:rsid="001f31ab"/>
    </style:style>
    <style:style style:name="T3" style:family="text">
      <style:text-properties style:font-name="URW Chancery L" officeooo:rsid="00264b11"/>
    </style:style>
    <style:style style:name="T4" style:family="text">
      <style:text-properties style:font-name="URW Chancery L" fo:font-weight="bold" style:font-weight-asian="bold" style:font-weight-complex="bold"/>
    </style:style>
    <style:style style:name="T5" style:family="text">
      <style:text-properties style:font-name="URW Chancery L" fo:font-weight="bold" officeooo:rsid="00264b11" style:font-weight-asian="bold" style:font-weight-complex="bold"/>
    </style:style>
    <style:style style:name="T6" style:family="text">
      <style:text-properties style:font-name="URW Chancery L" fo:font-weight="bold" officeooo:rsid="00287bd1" style:font-weight-asian="bold" style:font-weight-complex="bold"/>
    </style:style>
    <style:style style:name="T7" style:family="text">
      <style:text-properties style:font-name="URW Chancery L" fo:font-weight="bold" officeooo:rsid="0048097c" style:font-weight-asian="bold" style:font-weight-complex="bold"/>
    </style:style>
    <style:style style:name="T8" style:family="text">
      <style:text-properties style:font-name="URW Chancery L" fo:font-weight="bold" officeooo:rsid="00243ab3" style:font-weight-asian="bold" style:font-weight-complex="bold"/>
    </style:style>
    <style:style style:name="T9" style:family="text">
      <style:text-properties style:font-name="URW Chancery L" fo:font-weight="bold" officeooo:rsid="003967ef" style:font-weight-asian="bold" style:font-weight-complex="bold"/>
    </style:style>
    <style:style style:name="T10" style:family="text">
      <style:text-properties style:font-name="URW Chancery L" officeooo:rsid="00287bd1"/>
    </style:style>
    <style:style style:name="T11" style:family="text">
      <style:text-properties style:font-name="URW Chancery L" officeooo:rsid="002dae36"/>
    </style:style>
    <style:style style:name="T12" style:family="text">
      <style:text-properties style:font-name="URW Chancery L" officeooo:rsid="002f6ecf"/>
    </style:style>
    <style:style style:name="T13" style:family="text">
      <style:text-properties style:font-name="URW Chancery L" officeooo:rsid="003835f9"/>
    </style:style>
    <style:style style:name="T14" style:family="text">
      <style:text-properties style:font-name="URW Chancery L" fo:font-weight="normal" officeooo:rsid="0048097c" style:font-weight-asian="normal" style:font-weight-complex="normal"/>
    </style:style>
    <style:style style:name="T15" style:family="text">
      <style:text-properties style:font-name="URW Chancery L" officeooo:rsid="003c463e"/>
    </style:style>
    <style:style style:name="T16" style:family="text">
      <style:text-properties style:font-name="URW Chancery L" officeooo:rsid="00368567"/>
    </style:style>
    <style:style style:name="T17" style:family="text">
      <style:text-properties style:font-name="URW Chancery L" officeooo:rsid="0040d1d1"/>
    </style:style>
    <style:style style:name="T18" style:family="text">
      <style:text-properties style:font-name="URW Chancery L" officeooo:rsid="00243ab3"/>
    </style:style>
    <style:style style:name="T19" style:family="text">
      <style:text-properties style:font-name="URW Chancery L" officeooo:rsid="004d00a7"/>
    </style:style>
    <style:style style:name="T20" style:family="text">
      <style:text-properties style:font-name="URW Chancery L" officeooo:rsid="004ee18f"/>
    </style:style>
    <style:style style:name="T21" style:family="text">
      <style:text-properties style:font-name="URW Chancery L" fo:font-size="12pt" fo:font-weight="normal" officeooo:rsid="0048097c" style:font-size-asian="12pt" style:font-weight-asian="normal" style:font-size-complex="12pt" style:font-weight-complex="normal"/>
    </style:style>
    <style:style style:name="T22" style:family="text">
      <style:text-properties style:font-name="URW Chancery L" fo:font-size="12pt" fo:font-weight="normal" officeooo:rsid="004ee18f" style:font-size-asian="12pt" style:font-weight-asian="normal" style:font-size-complex="12pt" style:font-weight-complex="normal"/>
    </style:style>
    <style:style style:name="T23" style:family="text">
      <style:text-properties style:font-name="URW Chancery L" fo:font-size="12pt" fo:font-weight="normal" officeooo:rsid="004f56bb" style:font-size-asian="12pt" style:font-weight-asian="normal" style:font-size-complex="12pt" style:font-weight-complex="normal"/>
    </style:style>
    <style:style style:name="T24" style:family="text">
      <style:text-properties officeooo:rsid="003835f9"/>
    </style:style>
    <style:style style:name="T25" style:family="text">
      <style:text-properties officeooo:rsid="003c463e"/>
    </style:style>
    <style:style style:name="T26" style:family="text">
      <style:text-properties officeooo:rsid="00457e5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87bd1" style:font-weight-asian="bold" style:font-weight-complex="bold"/>
    </style:style>
    <style:style style:name="T29" style:family="text">
      <style:text-properties officeooo:rsid="004d00a7"/>
    </style:style>
    <style:style style:name="T30" style:family="text">
      <style:text-properties officeooo:rsid="00287bd1"/>
    </style:style>
    <style:style style:name="T31" style:family="text">
      <style:text-properties officeooo:rsid="004ee1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BQ Spare Ribs</text:p>
      <text:p text:style-name="P3"/>
      <text:p text:style-name="P10"><text:span text:style-name="T5">Rub</text:span><text:span text:style-name="T2"> </text:span></text:p>
      <text:p text:style-name="P10"><text:span text:style-name="T13">4</text:span><text:span text:style-name="T3"> T</text:span><text:span text:style-name="T2">.<text:tab/></text:span><text:span text:style-name="T3">Brown sugar.</text:span></text:p>
      <text:p text:style-name="P4">1 T.<text:tab/>Paprika.</text:p>
      <text:p text:style-name="P4">½ T<text:tab/>Garlic powder.</text:p>
      <text:p text:style-name="P4"><text:span text:style-name="T29">½ T</text:span>.<text:tab/>Onion powder.</text:p>
      <text:p text:style-name="P4">1 t.<text:tab/>Black pepper.</text:p>
      <text:p text:style-name="P4">½ t.<text:tab/><text:span text:style-name="T24">Italian seasoning</text:span>.</text:p>
      <text:p text:style-name="P11"><text:span text:style-name="T19">½</text:span><text:span text:style-name="T1"> t.<text:tab/>Cayenne.</text:span></text:p>
      <text:p text:style-name="P4"/>
      <text:p text:style-name="P2">Brine</text:p>
      <text:p text:style-name="P18"><text:span text:style-name="T30">3 </text:span>c.<text:tab/>Apple juice.</text:p>
      <text:p text:style-name="P18">3 c.<text:tab/>Water.</text:p>
      <text:p text:style-name="P18">¼ c.<text:tab/>Salt.</text:p>
      <text:p text:style-name="P18">1 c.<text:tab/>Brown sugar.</text:p>
      <text:p text:style-name="P18">2 c.<text:tab/>Ice.</text:p>
      <text:p text:style-name="P18"/>
      <text:list xml:id="list4008545944" text:style-name="L1">
        <text:list-item>
          <text:p text:style-name="P19">Combine all ingredients except ice. <text:s/></text:p>
        </text:list-item>
        <text:list-item>
          <text:p text:style-name="P19">Heat until salt and sugar dissolve completely.</text:p>
        </text:list-item>
        <text:list-item>
          <text:p text:style-name="P19">Remove from heat and add ice.</text:p>
        </text:list-item>
      </text:list>
      <text:p text:style-name="P18"/>
      <text:p text:style-name="P14"><text:span text:style-name="T6">T</text:span><text:span text:style-name="T4">imeline</text:span></text:p>
      <text:p text:style-name="P12"><text:span text:style-name="T10">N</text:span><text:span text:style-name="T1">ight Before<text:tab/>Trim ribs</text:span></text:p>
      <text:p text:style-name="P13"><text:span text:style-name="T1"><text:tab/><text:tab/></text:span><text:span text:style-name="T19">Put in brine</text:span></text:p>
      <text:p text:style-name="P5"/>
      <text:p text:style-name="P14"><text:span text:style-name="T20">10</text:span><text:span text:style-name="T10"> </text:span><text:span text:style-name="T1">am<text:tab/><text:tab/></text:span><text:span text:style-name="T11">Apply </text:span><text:span text:style-name="T20">a light layer of salt and a liberal layer of </text:span><text:span text:style-name="T11">rub.</text:span></text:p>
      <text:p text:style-name="P4"/>
      <text:p text:style-name="P15"><text:span text:style-name="T3">1</text:span><text:span text:style-name="T20">2:30 </text:span><text:span text:style-name="T12">pm</text:span><text:span text:style-name="T1"><text:tab/>Start fire </text:span><text:span text:style-name="T20">using half charcoal/half wood <text:tab/><text:tab/></text:span><text:span text:style-name="T15">using the circle method.</text:span></text:p>
      <text:p text:style-name="P6"><text:tab/><text:tab/>Heat smoker to 2<text:span text:style-name="T25">75</text:span> degrees. </text:p>
      <text:p text:style-name="P20"><text:tab/><text:tab/></text:p>
      <text:p text:style-name="P20"><text:span text:style-name="T31">1:30 pm</text:span><text:tab/><text:tab/>Put on ribs.</text:p>
      <text:p text:style-name="P7"/>
      <text:p text:style-name="P8">Once ribs are on:</text:p>
      <text:p text:style-name="P16"><text:span text:style-name="T16"><text:tab/>Leave the ribs undisturbed fo</text:span><text:span text:style-name="T15">r </text:span><text:span text:style-name="T20">2 hours.</text:span><text:span text:style-name="T15"> </text:span><text:span text:style-name="T16"><text:s/></text:span></text:p>
      <text:p text:style-name="P9"><text:tab/><text:span text:style-name="T26">Wrap in foil and </text:span><text:span text:style-name="T31">cook for another 1 ½ hours.</text:span></text:p>
      <text:p text:style-name="P9"><text:tab/><text:span text:style-name="T31">Rest for 30 minutes.</text:span></text:p>
      <text:p text:style-name="P9"/>
      <text:p text:style-name="P22"><text:span text:style-name="T9"><text:s/></text:span><text:span text:style-name="T6">E</text:span><text:span text:style-name="T9">XPERIMENT/</text:span><text:span text:style-name="T7">TASTING</text:span><text:span text:style-name="T8"> NOTES: </text:span></text:p>
      <text:p text:style-name="P17"><text:span text:style-name="T8"><text:tab/></text:span><text:span text:style-name="T14">Overcooked but not dry.</text:span></text:p>
      <text:p text:style-name="P23"><text:span text:style-name="T21"><text:tab/></text:span><text:span text:style-name="T22">Needed salt.</text:span></text:p>
      <text:p text:style-name="P23"><text:span text:style-name="T21"><text:tab/></text:span><text:span text:style-name="T23">The bottom burned, use coal instead of wood to keep fire going. <text:s/>Try the circle method.</text:span></text:p>
      <text:p text:style-name="P23"><text:span text:style-name="T23"><text:tab/>Needed to be spritzed, try combination of apple juice and cider vinegar.</text:span></text:p>
      <text:p text:style-name="P23"><text:span text:style-name="T23"><text:tab/>Use BBQ sauce next ti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01-09T08:08:56.057967446</dc:date>
    <meta:editing-duration>PT6H44M44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179" meta:character-count="932" meta:non-whitespace-character-count="764"/>
  </office:meta>
</office:document-meta>
</file>